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0.5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Impressions</text:p>
          </table:table-cell>
          <table:table-cell office:value-type="string">
            <text:p>Clicks</text:p>
          </table:table-cell>
          <table:table-cell office:value-type="string">
            <text:p>Actions</text:p>
          </table:table-cell>
        </table:table-row>
        <table:table-row table:style-name="ro1">
          <table:table-cell office:value-type="string">
            <text:p>2011-01-01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2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3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4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5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6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7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8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09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2011-01-10</text:p>
          </table:table-cell>
          <table:table-cell table:number-columns-repeated="3"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17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4" meta:object-count="0"/>
    <meta:generator>OpenOffice.org/3.3$Unix OpenOffice.org_project/330m20$Build-9567</meta:generator>
  </office:meta>
</office:document-meta>
</file>